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8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064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Pinout">
      <style:table-properties table:display="true" style:writing-mode="lr-tb"/>
    </style:style>
    <style:style style:name="ce1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CONTROLLER</text:p>
          </table:table-cell>
          <table:table-cell table:style-name="ce6" office:value-type="string" calcext:value-type="string">
            <text:p>BOARD</text:p>
          </table:table-cell>
          <table:table-cell table:number-columns-repeated="2" table:style-name="ce6" office:value-type="string" calcext:value-type="string">
            <text:p>BCM</text:p>
          </table:table-cell>
          <table:table-cell table:style-name="ce6" office:value-type="string" calcext:value-type="string">
            <text:p>BOARD</text:p>
          </table:table-cell>
          <table:table-cell table:style-name="ce2" office:value-type="string" calcext:value-type="string">
            <text:p>CONTROLLER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3V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2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3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8" office:value-type="string" calcext:value-type="string">
            <text:p>GPIO 14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Ground</text:p>
          </table:table-cell>
          <table:table-cell table:style-name="ce2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string" calcext:value-type="string">
            <text:p>GPIO 1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10" office:value-type="string" calcext:value-type="string">
            <text:p>GPIO 1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8" office:value-type="string" calcext:value-type="string">
            <text:p>GPIO 18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27</text:p>
          </table:table-cell>
          <table:table-cell table:style-name="ce13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2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8" office:value-type="string" calcext:value-type="string">
            <text:p>GPIO 23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3V3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string" calcext:value-type="string">
            <text:p>GPIO 24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10</text:p>
          </table:table-cell>
          <table:table-cell table:style-name="ce13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NCM1 SR CLOCK</text:p>
          </table:table-cell>
          <table:table-cell table:style-name="ce8" office:value-type="string" calcext:value-type="string">
            <text:p>GPIO 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8" office:value-type="string" calcext:value-type="string">
            <text:p>GPIO 2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NCM1 SR LOAD</text:p>
          </table:table-cell>
          <table:table-cell table:style-name="ce8" office:value-type="string" calcext:value-type="string">
            <text:p>GPIO 11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8" office:value-type="string" calcext:value-type="string">
            <text:p>GPIO 8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Ground</text:p>
          </table:table-cell>
          <table:table-cell table:style-name="ce2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8" office:value-type="string" calcext:value-type="string">
            <text:p>GPIO 7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ID_SD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1" office:value-type="string" calcext:value-type="string">
            <text:p>ID_SC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5</text:p>
          </table:table-cell>
          <table:table-cell table:style-name="ce13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6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8" office:value-type="string" calcext:value-type="string">
            <text:p>GPIO 12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NCM1 SR DATA</text:p>
          </table:table-cell>
          <table:table-cell table:style-name="ce8" office:value-type="string" calcext:value-type="string">
            <text:p>GPIO 13</text:p>
          </table:table-cell>
          <table:table-cell table:style-name="ce13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1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8" office:value-type="string" calcext:value-type="string">
            <text:p>GPIO 16</text:p>
          </table:table-cell>
          <table:table-cell table:style-name="ce15" office:value-type="string" calcext:value-type="string">
            <text:p>SR LATCH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2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8" office:value-type="string" calcext:value-type="string">
            <text:p>GPIO 20</text:p>
          </table:table-cell>
          <table:table-cell table:style-name="ce5" office:value-type="string" calcext:value-type="string">
            <text:p>SR CLOCK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Ground</text:p>
          </table:table-cell>
          <table:table-cell table:style-name="ce2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8" office:value-type="string" calcext:value-type="string">
            <text:p>GPIO21</text:p>
          </table:table-cell>
          <table:table-cell table:style-name="ce16" office:value-type="string" calcext:value-type="string">
            <text:p>SR SERIAL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inout" style:display-name="PageStyle_Pino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19T17:28:48.122854038</dc:date>
    <meta:editing-duration>PT44S</meta:editing-duration>
    <meta:editing-cycles>1</meta:editing-cycles>
    <meta:document-statistic meta:table-count="1" meta:cell-count="92" meta:object-count="0"/>
  </office:meta>
</office:document-meta>
</file>